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156ef" officeooo:paragraph-rsid="001156ef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156ef" officeooo:paragraph-rsid="001156ef" style:font-size-asian="15pt" style:font-size-complex="15pt"/>
    </style:style>
    <style:style style:name="P3" style:family="paragraph" style:parent-style-name="Footer">
      <style:text-properties officeooo:rsid="001156ef" officeooo:paragraph-rsid="001156ef"/>
    </style:style>
    <style:style style:name="T1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71 醫學研討會</text:p>
        <text:p text:style-name="P1"/>
        <text:p text:style-name="P1">醫學研討會</text:p>
        <text:p text:style-name="P1">I-ha̍k gián-thó-huē</text:p>
        <text:p text:style-name="P1"/>
        <text:p text:style-name="P1"/>
        <text:p text:style-name="P1">南投林醫師厝裡飼一隻幼狗，</text:p>
        <text:p text:style-name="P1">Lâm-tâu Lîm i-su tshù--lí tshī tsi̍t tsiah iù káu, </text:p>
        <text:p text:style-name="P1"/>
        <text:p text:style-name="P1">因為是烏色的，</text:p>
        <text:p text:style-name="P1">in-uī sī oo-sik --ê, </text:p>
        <text:p text:style-name="P1"/>
        <text:p text:style-name="P1"><text:s/>in攏叫伊#Khú-lò#。</text:p>
        <text:p text:style-name="P1">in lóng kiò i #Khú-lò#. </text:p>
        <text:p text:style-name="P1"/>
        <text:p text:style-name="P1">講是林醫師飼的， </text:p>
        <text:p text:style-name="P1">Kóng sī Lîm i-su tshī--ê, </text:p>
        <text:p text:style-name="P1"/>
        <text:p text:style-name="P1">不過大部份攏是先生娘咧照顧，</text:p>
        <text:p text:style-name="P1">put-kò tuā-pōo-hūn lóng sī sian-sinn-niû teh tsiàu-kòo, </text:p>
        <text:p text:style-name="P1"/>
        <text:p text:style-name="P1">毋管是放屎尿，</text:p>
        <text:p text:style-name="P1">m̄-kuán sī pàng sái-jiō, </text:p>
        <text:p text:style-name="P1"/>
        <text:p text:style-name="P1">抑是食兩頓…，</text:p>
        <text:p text:style-name="P1">ia̍h-sī tsia̍h nn̄g tǹg…, </text:p>
        <text:p text:style-name="P1"/>
        <text:p text:style-name="P1">攏是先生娘咧發落。</text:p>
        <text:p text:style-name="P1">lóng sī sian-sinn-niû teh hua̍t-lo̍h. </text:p>
        <text:p text:style-name="P1"/>
        <text:p text:style-name="P1">#Khú-lò#誠好命，</text:p>
        <text:p text:style-name="P1">#Khú-lò# tsiânn hó-miā, </text:p>
        <text:p text:style-name="P1"/>
        <text:p text:style-name="P1">家己蹛一間袂輸人咧蹛的別莊，</text:p>
        <text:p text:style-name="P1">ka-kī tuà tsi̍t king bē-su lâng teh tuà ê pia̍t-tsong, </text:p>
        <text:p text:style-name="P1"/>
        <text:p text:style-name="P1">平常時，</text:p>
        <text:p text:style-name="P1">pîng-siông-sî,</text:p>
        <text:p text:style-name="P1"/>
        <text:p text:style-name="P1">伊食的狗飼料、狗罐頭攏是進口的、上好的，</text:p>
        <text:p text:style-name="P1">i tsia̍h ê káu tshī-liāu, káu kuàn-thâu lóng sī tsìn-kháu--ê, siōng hó--ê, </text:p>
        <text:p text:style-name="P1"/>
        <text:p text:style-name="P1">先生娘共伊飼甲肥軟仔肥軟；</text:p>
        <text:p text:style-name="P1">sian-sinn-niû kā i tshī kah puî-nńg-á puî-nńg; </text:p>
        <text:p text:style-name="P1"/>
        <text:p text:style-name="P1">伊徛佇林醫師別莊的上後壁間，</text:p>
        <text:p text:style-name="P1">i khiā tī Lîm i-su pia̍t-tsong ê siōng āu-piah-king, </text:p>
        <text:p text:style-name="P1"/>
        <text:p text:style-name="P1">內底面啥物狗的𨑨迌物逐項有。</text:p>
        <text:p text:style-name="P1">lāi-té-bīn siánn-mih káu ê tshit-thô-mi̍h ta̍k hāng ū. </text:p>
        <text:p text:style-name="P1"/>
        <text:p text:style-name="P1">In若去上班，</text:p>
        <text:p text:style-name="P1">In nā khì siōng-pan, </text:p>
        <text:p text:style-name="P1"/>
        <text:p text:style-name="P1">#Khú-lò#就家己一个蹛遐耍伊的𨑨迌物；</text:p>
        <text:p text:style-name="P1"><text:span text:style-name="T1">#Khú-lò# tō ka-kī tsi̍t ê tuà hia sńg i ê tshit-thô-mi̍h;</text:span> </text:p>
        <text:p text:style-name="P1"/>
        <text:p text:style-name="P1">遐的後壁門有一个細空的狗仔門，</text:p>
        <text:p text:style-name="P1">hia ê āu-piah-mn̂g ū tsi̍t ê sè khang ê káu-á-mn̂g, </text:p>
        <text:p text:style-name="P1"/>
        <text:p text:style-name="P1">利便#Khú-lò#會當家己出去後花園走傱佮放屎尿；</text:p>
        <text:p text:style-name="P1"><text:span text:style-name="T1">lī-piān #Khú-lò# ē-tàng ka-kī tshut-khì āu-hue-hn̂g tsáu-tsông kah pàng sái-jiō;</text:span> </text:p>
        <text:p text:style-name="P1"/>
        <text:p text:style-name="P1"><text:soft-page-break/>驚伊走出去外面拍毋見，</text:p>
        <text:p text:style-name="P1">kiann i tsáu tshut-khì guā-bīn phah-m̄-kìnn, </text:p>
        <text:p text:style-name="P1"/>
        <text:p text:style-name="P1">in閣疊一个低低的牆圍仔共花園圍起來，</text:p>
        <text:p text:style-name="P1">in koh thia̍p tsi̍t ê kē-kē ê tshiûnn-uî-á kā hue-hn̂g uî --khí-lâi, </text:p>
        <text:p text:style-name="P1"/>
        <text:p text:style-name="P1">講是花園，</text:p>
        <text:p text:style-name="P1">kóng sī hue-hn̂g, </text:p>
        <text:p text:style-name="P1"/>
        <text:p text:style-name="P1">頂面也無種甲半蕊花，</text:p>
        <text:p text:style-name="P1">tíng-bīn iā bô tsìng kah puànn luí hue, </text:p>
        <text:p text:style-name="P1"/>
        <text:p text:style-name="P1">彼是全部用草皮鋪起來的草埔仔，</text:p>
        <text:p text:style-name="P1">he sī tsuân-pōo iōng tsháu-phuê phoo --khí-lâi ê tsháu-poo-á, </text:p>
        <text:p text:style-name="P1"/>
        <text:p text:style-name="P1">會當予伊佇遐自由自在傱來傱去。</text:p>
        <text:p text:style-name="P1">ē-tàng hōo i tī hia tsū-iû-tsū-tsāi tsông lâi tsông khì.</text:p>
        <text:p text:style-name="P1"/>
        <text:p text:style-name="P1"/>
        <text:p text:style-name="P1"/>
        <text:p text:style-name="P1"/>
        <text:p text:style-name="P1">先生娘真疼惜伊，</text:p>
        <text:p text:style-name="P1">Sian-sinn-niû tsin thiànn-sioh --i, </text:p>
        <text:p text:style-name="P1"/>
        <text:p text:style-name="P1">逐工透早攏會出去附近的公園#lau-lau#咧！</text:p>
        <text:p text:style-name="P1">ta̍k kang thàu-tsá lóng ē tshut-khì hù-kīn ê kong-hn̂g lau-lau--leh! </text:p>
        <text:p text:style-name="P1"/>
        <text:p text:style-name="P1">了後才行去診所鬥相共。</text:p>
        <text:p text:style-name="P1">Liáu-āu tsiah kiânn khì tsín-sóo tàu-sann-kāng. </text:p>
        <text:p text:style-name="P1"/>
        <text:p text:style-name="P1">下班轉來，</text:p>
        <text:p text:style-name="P1">Hā-pan tńg--lâi, </text:p>
        <text:p text:style-name="P1"/>
        <text:p text:style-name="P1">第一件代誌就是去看 #Khú-lò#，</text:p>
        <text:p text:style-name="P1">tē-it kiānn tāi-tsì tō sī khì khuànn #Khú-lò#, </text:p>
        <text:p text:style-name="P1"/>
        <text:p text:style-name="P1">順紲共挲挲、耍耍咧。</text:p>
        <text:p text:style-name="P1">sūn-suà kā so-so, sńg-sńg --leh. </text:p>
        <text:p text:style-name="P1"/>
        <text:p text:style-name="P1"/>
        <text:p text:style-name="P1"/>
        <text:p text:style-name="P1"/>
        <text:p text:style-name="P1">有一工，</text:p>
        <text:p text:style-name="P1">Ū tsi̍t kang, </text:p>
        <text:p text:style-name="P1"/>
        <text:p text:style-name="P1">伊仝款透早欲𤆬#Khú-lò#出去散步，</text:p>
        <text:p text:style-name="P1">i kāng-khuán thàu-tsá beh tshuā #Khú-lò# tshut-khì sàn-pōo, </text:p>
        <text:p text:style-name="P1"/>
        <text:p text:style-name="P1">毋過伊仙揣都揣無#Khú-lò#的影跡。 </text:p>
        <text:p text:style-name="P1">m̄-koh i sian tshuē to tshuē bô #Khú-lò# ê iánn-jiah. </text:p>
        <text:p text:style-name="P1"/>
        <text:p text:style-name="P1"/>
        <text:p text:style-name="P1"/>
        <text:p text:style-name="P2">伊喝講：</text:p>
        <text:p text:style-name="P1">I huah kóng: </text:p>
        <text:p text:style-name="P1"/>
        <text:p text:style-name="P1">「害矣！</text:p>
        <text:p text:style-name="P1">“Hāi --ah! </text:p>
        <text:p text:style-name="P1"/>
        <text:p text:style-name="P1">害矣！</text:p>
        <text:p text:style-name="P1">Hāi --ah! </text:p>
        <text:p text:style-name="P1"/>
        <text:p text:style-name="P1">#Khú-lò#走無去矣！</text:p>
        <text:p text:style-name="P1">#Khú-lò# tsáu bô--khì --ah! </text:p>
        <text:p text:style-name="P1"/>
        <text:p text:style-name="P1">林醫師！</text:p>
        <text:p text:style-name="P1">Lîm i-su! </text:p>
        <text:p text:style-name="P1"/>
        <text:p text:style-name="P1">你敢有看著 #Khú-lò#？</text:p>
        <text:p text:style-name="P1">Lí kám ū khuànn-tio̍h #Khú-lò#? </text:p>
        <text:p text:style-name="P1"/>
        <text:p text:style-name="P1">我緊來去厝邊頭尾問看有人看著無？」</text:p>
        <text:p text:style-name="P1">Guá kín lâi-khì tshù-pinn-thâu-bué mn̄g khuànn ū lâng khuànn-tio̍h --bô?”</text:p>
        <text:p text:style-name="P1"/>
        <text:p text:style-name="P1"/>
        <text:p text:style-name="P1"/>
        <text:p text:style-name="P1"/>
        <text:p text:style-name="P1">林醫師應講：</text:p>
        <text:p text:style-name="P1">Lîm i-su ìn kóng : </text:p>
        <text:p text:style-name="P1"/>
        <text:p text:style-name="P1">「我無看著呢！</text:p>
        <text:p text:style-name="P1">“Guá bô khuànn-tio̍h --neh! </text:p>
        <text:p text:style-name="P1"/>
        <text:p text:style-name="P1">咱趕緊來揣看覓咧。」</text:p>
        <text:p text:style-name="P1">Lán kuánn-kín lâi tshuē khuànn-māi --leh.”</text:p>
        <text:p text:style-name="P1"/>
        <text:p text:style-name="P1"/>
        <text:p text:style-name="P1"/>
        <text:p text:style-name="P1"/>
        <text:p text:style-name="P1">連林醫師都走出去鬥揣，</text:p>
        <text:p text:style-name="P1">Liân Lîm i-su to tsáu tshut-khì tàu tshuē, </text:p>
        <text:p text:style-name="P1"/>
        <text:p text:style-name="P1">不管in兩人按怎揣就是揣無，</text:p>
        <text:p text:style-name="P1">put-kuán in nn̄g lâng án-tsuánn tshuē tō sī tshuē bô, </text:p>
        <text:p text:style-name="P1"/>
        <text:p text:style-name="P1">落尾只好lok-sōm-lok-sōm 行轉去上班。</text:p>
        <text:p text:style-name="P1">lo̍h-bué tsí-hó lok-sōm-lok-sōm kiânn tńg-khì siōng-pan. </text:p>
        <text:p text:style-name="P1"/>
        <text:p text:style-name="P1">平常時體力誠好的先生娘煩惱甲無精神做工課，</text:p>
        <text:p text:style-name="P1">Pîng-siông-sî thé-la̍t tsiânn hó ê sian-sinn-niû huân-ló kah bô tsing-sîn tsò khang-khuè, </text:p>
        <text:p text:style-name="P1"/>
        <text:p text:style-name="P1">頭殼底思思念念著#Khú-lò#，</text:p>
        <text:p text:style-name="P1">thâu-khak-té su-su-liām-liām tio̍h #Khú-lò#, </text:p>
        <text:p text:style-name="P1"/>
        <text:p text:style-name="P1">便若患者來掛號，</text:p>
        <text:p text:style-name="P1">piān-nā huān-tsiá lâi kuà-hō, </text:p>
        <text:p text:style-name="P1"/>
        <text:p text:style-name="P1">就共拜託鬥揣#Khú-lò#。</text:p>
        <text:p text:style-name="P1">tō kā pài-thok tàu tshuē #Khú-lò#. </text:p>
        <text:p text:style-name="P1"/>
        <text:p text:style-name="P1"/>
        <text:p text:style-name="P2">到暗，</text:p>
        <text:p text:style-name="P1">Kàu àm, </text:p>
        <text:p text:style-name="P1"/>
        <text:p text:style-name="P1">猶是無看著伊的影跡，</text:p>
        <text:p text:style-name="P1">iáu sī bô khuànn-tio̍h i ê iánn-tsiah, </text:p>
        <text:p text:style-name="P1"/>
        <text:p text:style-name="P1">為著#Khú-lò#，</text:p>
        <text:p text:style-name="P1">uī-tio̍h #Khú-lò#, </text:p>
        <text:p text:style-name="P1"/>
        <text:p text:style-name="P1">先生娘彼暝仙睏都睏袂好勢。</text:p>
        <text:p text:style-name="P1">sian-sinn-niû hit mê sian khùn to khùn bē hó-sè. </text:p>
        <text:p text:style-name="P1"/>
        <text:p text:style-name="P1">毋過，</text:p>
        <text:p text:style-name="P1">M̄-koh, </text:p>
        <text:p text:style-name="P1"/>
        <text:p text:style-name="P1">第二工的暗暝，</text:p>
        <text:p text:style-name="P1">tē-jī kang ê àm-mê, </text:p>
        <text:p text:style-name="P1"/>
        <text:p text:style-name="P1">in兩人共診所的鐵門捋落來， </text:p>
        <text:p text:style-name="P1">in nn̄g lâng kā tsín-sóo ê thih-mn̂g luah --lo̍h-lâi, </text:p>
        <text:p text:style-name="P1"/>
        <text:p text:style-name="P1">行轉去徛家，</text:p>
        <text:p text:style-name="P1">kiânn tńg-khì khiā-ke, </text:p>
        <text:p text:style-name="P1"/>
        <text:p text:style-name="P1">鐵門一開，</text:p>
        <text:p text:style-name="P1">thih-mn̂g tsi̍t khui, </text:p>
        <text:p text:style-name="P1"/>
        <text:p text:style-name="P1">#Khu-lò#已經徛佇厝內咧歡迎in翁仔某，</text:p>
        <text:p text:style-name="P1">#Khu-lò# í-king khiā tī tshù-lāi teh huan-gîng in ang-á-bóo, </text:p>
        <text:p text:style-name="P1"/>
        <text:p text:style-name="P1">這時先生娘的目頭才開開，</text:p>
        <text:p text:style-name="P1">tsit-sî sian-sinn-niû ê ba̍k-thâu tsiah khui--khui, </text:p>
        <text:p text:style-name="P1"/>
        <text:p text:style-name="P1">隨傱去共抱佇心肝頭惜惜咧。</text:p>
        <text:p text:style-name="P1">suî tsông khì kā phō tī sim-kuann-thâu sioh-sioh --leh.</text:p>
        <text:p text:style-name="P1"/>
        <text:p text:style-name="P1"/>
        <text:p text:style-name="P1"/>
        <text:p text:style-name="P1"/>
        <text:p text:style-name="P1">自從彼擺了後，</text:p>
        <text:p text:style-name="P1">Tsū-tsiông hit pái liáu-āu, </text:p>
        <text:p text:style-name="P1"/>
        <text:p text:style-name="P1">這款代誌三不五時就出現一擺，</text:p>
        <text:p text:style-name="P1">tsit khuán tāi-tsì sam-put-gōo-sî tō tshut-hiān tsi̍t pái, </text:p>
        <text:p text:style-name="P1"/>
        <text:p text:style-name="P1">久來，</text:p>
        <text:p text:style-name="P1">kú--lâi, </text:p>
        <text:p text:style-name="P1"/>
        <text:p text:style-name="P1">先生娘就感覺慣勢慣勢矣。</text:p>
        <text:p text:style-name="P1">sian-sinn-niû tō kám-kak kuàn-sì kuàn-sì --ah. </text:p>
        <text:p text:style-name="P1"/>
        <text:p text:style-name="P1"/>
        <text:p text:style-name="P1"/>
        <text:p text:style-name="P1">到底#Khú-lò#每擺攏出去外口創啥呢？</text:p>
        <text:p text:style-name="P1">Tàu-té #Khú-lò# muí pái lóng tshut-khì guā-kháu tshòng siánn --neh?</text:p>
        <text:p text:style-name="P1"/>
        <text:p text:style-name="P1">敢干焦好玄出去#lau-lau#咧？</text:p>
        <text:p text:style-name="P1">Kám kan-na hònn-hiân tshut-khì #lau-lau# --leh? </text:p>
        <text:p text:style-name="P1"/>
        <text:p text:style-name="P1">先生娘逐工都有𤆬伊去散步矣；</text:p>
        <text:p text:style-name="P1">Sian-sinn-niû ta̍k kang to ū tshuā i khì sàn-pōo --ah; </text:p>
        <text:p text:style-name="P1"><text:soft-page-break/></text:p>
        <text:p text:style-name="P1">敢會感覺攢了無夠腥臊，</text:p>
        <text:p text:style-name="P1">kám ē kám-kak tshuân liáu bô-kàu tshenn-tshau, </text:p>
        <text:p text:style-name="P1"/>
        <text:p text:style-name="P1">出去揣閣較好食的？</text:p>
        <text:p text:style-name="P1">tshut-khì tshuē koh-khah hó-tsia̍h--ê? </text:p>
        <text:p text:style-name="P1"/>
        <text:p text:style-name="P1">抑是生理需要，</text:p>
        <text:p text:style-name="P1">Ia̍h-sī sing-lí su-iàu, </text:p>
        <text:p text:style-name="P1"/>
        <text:p text:style-name="P1">出去揣男朋友……？</text:p>
        <text:p text:style-name="P1">tshut-khì tshuē lâm-pîng-iú...? </text:p>
        <text:p text:style-name="P1"/>
        <text:p text:style-name="P1">無人知。</text:p>
        <text:p text:style-name="P1">Bô lâng tsai.</text:p>
        <text:p text:style-name="P1"/>
        <text:p text:style-name="P1"/>
        <text:p text:style-name="P1"/>
        <text:p text:style-name="P1"/>
        <text:p text:style-name="P1">有一暗，</text:p>
        <text:p text:style-name="P1">Ū tsi̍t àm, </text:p>
        <text:p text:style-name="P1"/>
        <text:p text:style-name="P1">in兩人看病了，</text:p>
        <text:p text:style-name="P1">in nn̄g lâng khuànn pēnn liáu, </text:p>
        <text:p text:style-name="P1"/>
        <text:p text:style-name="P1">轉來厝裡。</text:p>
        <text:p text:style-name="P1">tńg-lâi tshù--lí. </text:p>
        <text:p text:style-name="P1"/>
        <text:p text:style-name="P1">林醫師共#Khú-lò#抱起來耍，</text:p>
        <text:p text:style-name="P1">Lîm i-su kā #Khú-lò# phō khí-lâi sńg, </text:p>
        <text:p text:style-name="P1"/>
        <text:p text:style-name="P1">無意中摸著伊的腹肚，</text:p>
        <text:p text:style-name="P1">bô-ì-tiong bong-tio̍h i ê pak-tóo, </text:p>
        <text:p text:style-name="P1"/>
        <text:p text:style-name="P1">感覺真憢疑。</text:p>
        <text:p text:style-name="P1">kám-kak tsin giâu-gî. </text:p>
        <text:p text:style-name="P1"/>
        <text:p text:style-name="P1">伊就越一个頭向 in某講：</text:p>
        <text:p text:style-name="P1">I tō ua̍t tsi̍t ê thâu ǹg in bóo kóng: </text:p>
        <text:p text:style-name="P1"/>
        <text:p text:style-name="P1">「#Khú-lò#敢會有身矣？</text:p>
        <text:p text:style-name="P1">“#Khú-lò# kám ē ū-sin --ah? </text:p>
        <text:p text:style-name="P1"/>
        <text:p text:style-name="P1">你共摸看覓咧。」</text:p>
        <text:p text:style-name="P1">Lí kā bong khuànn-māi --leh.”</text:p>
        <text:p text:style-name="P1"/>
        <text:p text:style-name="P1"/>
        <text:p text:style-name="P1"/>
        <text:p text:style-name="P1"/>
        <text:p text:style-name="P1">先生娘當咧攢飼料欲予#Khú-lò#食，</text:p>
        <text:p text:style-name="P1">Sian-sinn-niû tng-teh tshuân tshī-liāu beh hōo #Khú-lò# tsia̍h, </text:p>
        <text:p text:style-name="P1"/>
        <text:p text:style-name="P1">伊一聽著有身矣，</text:p>
        <text:p text:style-name="P1">i tsi̍t thiann-tio̍h ū-sin --ah, </text:p>
        <text:p text:style-name="P1"/>
        <text:p text:style-name="P1">煞驚一趒，</text:p>
        <text:p text:style-name="P1">suah kiann tsi̍t tiô, </text:p>
        <text:p text:style-name="P1"/>
        <text:p text:style-name="P1">緊倚過來摸看覓。</text:p>
        <text:p text:style-name="P1">kín uá kuè-lâi bong khuànn-māi.</text:p>
        <text:p text:style-name="P1"/>
        <text:p text:style-name="P1"/>
        <text:p text:style-name="P1"/>
        <text:p text:style-name="P1"/>
        <text:p text:style-name="P1"/>
        <text:p text:style-name="P2">「有影呢！</text:p>
        <text:p text:style-name="P1">“Ū-iánn --neh! </text:p>
        <text:p text:style-name="P1"/>
        <text:p text:style-name="P1">腹肚遮大著，</text:p>
        <text:p text:style-name="P1">Pak-tóo tsiah tuā --tio̍h, </text:p>
        <text:p text:style-name="P1"/>
        <text:p text:style-name="P1">凡勢有身矣？</text:p>
        <text:p text:style-name="P1">huān-sè ū-sin --ah? </text:p>
        <text:p text:style-name="P1"/>
        <text:p text:style-name="P1">毋過咱攏共關佇厝內，</text:p>
        <text:p text:style-name="P1">M̄-koh lán lóng kā kuainn tī tshù-lāi, </text:p>
        <text:p text:style-name="P1"/>
        <text:p text:style-name="P1">哪會大腹肚？</text:p>
        <text:p text:style-name="P1">ná ē tuā-pak-tóo? </text:p>
        <text:p text:style-name="P1"/>
        <text:p text:style-name="P1">敢講每擺離家出走攏是去揣伊的。」</text:p>
        <text:p text:style-name="P1">Kám kóng muí pái lī-ka-tshut-tsáu lóng sī khì tshuē i ê.”</text:p>
        <text:p text:style-name="P1"/>
        <text:p text:style-name="P1"/>
        <text:p text:style-name="P1"/>
        <text:p text:style-name="P1">自從#Khú-lò#有身了後，</text:p>
        <text:p text:style-name="P1">Tsū-tsiông #Khú-lò# ū-sin liáu-āu, </text:p>
        <text:p text:style-name="P1"/>
        <text:p text:style-name="P1">先生娘就叫人共花園的牆圍仔疊較懸咧！</text:p>
        <text:p text:style-name="P1">sian-sinn-niû tō kiò lâng kā hue-hn̂g ê tshiûnn-uî-á thia̍p khah kuân --leh! </text:p>
        <text:p text:style-name="P1"/>
        <text:p text:style-name="P1">無愛予伊家己一个走出去創啥。</text:p>
        <text:p text:style-name="P1">Bô ài hōo i ka-kī tsi̍t ê tsáu tshut-khì tshòng siánn.</text:p>
        <text:p text:style-name="P1"/>
        <text:p text:style-name="P1"/>
        <text:p text:style-name="P1"/>
        <text:p text:style-name="P1"/>
        <text:p text:style-name="P1">阿成昨暝晏睏，</text:p>
        <text:p text:style-name="P1">A-sîng tsa-mê uànn khùn, </text:p>
        <text:p text:style-name="P1"/>
        <text:p text:style-name="P1">猶倒佇眠床。</text:p>
        <text:p text:style-name="P1">iáu tó tī bîn-tshn̂g. </text:p>
        <text:p text:style-name="P1"/>
        <text:p text:style-name="P1">毋過，</text:p>
        <text:p text:style-name="P1">M̄-koh, </text:p>
        <text:p text:style-name="P1"/>
        <text:p text:style-name="P1">客廳彼頭的電話雄雄喨起來，</text:p>
        <text:p text:style-name="P1">kheh-thiann hit thâu ê tiān-uē hiông-hiông liang--khí-lâi, </text:p>
        <text:p text:style-name="P1"/>
        <text:p text:style-name="P1">伊那挼目睭那傱去接電話。</text:p>
        <text:p text:style-name="P1">i ná juê ba̍k-tsiu ná tsông khì tsiap tiān-uē.</text:p>
        <text:p text:style-name="P1"/>
        <text:p text:style-name="P1"/>
        <text:p text:style-name="P1"/>
        <text:p text:style-name="P1"/>
        <text:p text:style-name="P1">「#許#桑是無？」</text:p>
        <text:p text:style-name="P1">“#Khóo# --sáng sī --bô?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56ef" officeooo:paragraph-rsid="001156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71-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4:25:01.906006881</dc:date>
    <meta:editing-duration>PT2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10" meta:word-count="1650" meta:character-count="5024" meta:non-whitespace-character-count="4423"/>
  </office:meta>
</office:document-meta>
</file>